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fill-color="#bbe33d" draw:textarea-horizontal-align="justify" draw:textarea-vertical-align="middle" draw:auto-grow-height="false" fo:min-height="1.016cm" fo:min-width="1.452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draw:fill-color="#bbe33d" draw:textarea-horizontal-align="justify" draw:textarea-vertical-align="middle" draw:auto-grow-height="false" fo:min-height="1.016cm" fo:min-width="1.453cm" fo:padding-top="0.178cm" fo:padding-bottom="0.178cm" fo:padding-left="0.303cm" fo:padding-right="0.303cm"/>
    </style:style>
    <style:style style:name="P1" style:family="paragraph">
      <loext:graphic-properties draw:fill-color="#bbe33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116cm" svg:height="4.115cm" svg:x="11.57cm" svg:y="9.8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117cm" svg:height="4.115cm" svg:x="9.512cm" svg:y="13.9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5cm" svg:height="4.115cm" svg:x="13.629cm" svg:y="13.9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5cm" svg:height="4.115cm" svg:x="5.397cm" svg:y="13.9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5cm" svg:height="4.115cm" svg:x="17.745cm" svg:y="13.9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5cm" svg:height="4.115cm" svg:x="7.455cm" svg:y="9.8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5cm" svg:height="4.115cm" svg:x="15.686cm" svg:y="9.8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117cm" svg:height="4.117cm" svg:x="9.512cm" svg:y="5.7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5cm" svg:height="4.117cm" svg:x="13.629cm" svg:y="5.7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6cm" svg:height="4.115cm" svg:x="11.57cm" svg:y="1.58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6cm" svg:height="4.116cm" svg:x="11.57cm" svg:y="5.70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117cm" svg:height="4.115cm" svg:x="9.512cm" svg:y="9.81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117cm" svg:height="4.115cm" svg:x="13.627cm" svg:y="9.81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6cm" svg:height="4.115cm" svg:x="7.455cm" svg:y="13.93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6cm" svg:height="4.115cm" svg:x="11.57cm" svg:y="13.93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16cm" svg:height="4.115cm" svg:x="15.685cm" svg:y="13.93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5T22:33:38.352483887</meta:creation-date>
    <meta:editing-duration>PT1M29S</meta:editing-duration>
    <meta:editing-cycles>2</meta:editing-cycles>
    <meta:generator>LibreOffice/7.1.6.2.0$Linux_X86_64 LibreOffice_project/10$Build-2</meta:generator>
    <dc:date>2021-10-25T22:36:20.904681972</dc:date>
    <meta:document-statistic meta:object-count="16"/>
  </office:meta>
</office:document-meta>
</file>